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Walcott Quad</text:p>
          </table:table-cell>
          <table:table-cell office:value-type="string" calcext:value-type="string">
            <text:p>2024-12-17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0896" calcext:value-type="float">
            <text:p>84.1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Walcott Quad</text:p>
          </table:table-cell>
          <table:table-cell office:value-type="string" calcext:value-type="string">
            <text:p>2024-03-17 2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956" calcext:value-type="float">
            <text:p>84.1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Walcott Quad</text:p>
          </table:table-cell>
          <table:table-cell office:value-type="string" calcext:value-type="string">
            <text:p>2022-12-05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0792" calcext:value-type="float">
            <text:p>84.0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Walcott Quad</text:p>
          </table:table-cell>
          <table:table-cell office:value-type="string" calcext:value-type="string">
            <text:p>2021-12-12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92056" calcext:value-type="float">
            <text:p>85.7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Walcott Quad</text:p>
          </table:table-cell>
          <table:table-cell office:value-type="string" calcext:value-type="string">
            <text:p>2020-12-10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6408" calcext:value-type="float">
            <text:p>84.0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Walcott Quad</text:p>
          </table:table-cell>
          <table:table-cell office:value-type="string" calcext:value-type="string">
            <text:p>2019-12-11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4112" calcext:value-type="float">
            <text:p>83.9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Walcott Quad</text:p>
          </table:table-cell>
          <table:table-cell office:value-type="string" calcext:value-type="string">
            <text:p>2018-12-10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1752" calcext:value-type="float">
            <text:p>84.1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Walcott Quad</text:p>
          </table:table-cell>
          <table:table-cell office:value-type="string" calcext:value-type="string">
            <text:p>2017-12-10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2768" calcext:value-type="float">
            <text:p>85.3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Walcott Quad</text:p>
          </table:table-cell>
          <table:table-cell office:value-type="string" calcext:value-type="string">
            <text:p>2016-12-0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79464" calcext:value-type="float">
            <text:p>82.5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Walcott Quad</text:p>
          </table:table-cell>
          <table:table-cell office:value-type="string" calcext:value-type="string">
            <text:p>2015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2712" calcext:value-type="float">
            <text:p>84.1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Walcott Quad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8388" calcext:value-type="float">
            <text:p>84.3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Walcott Quad</text:p>
          </table:table-cell>
          <table:table-cell office:value-type="string" calcext:value-type="string">
            <text:p>201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624" calcext:value-type="float">
            <text:p>84.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Walcott Quad</text:p>
          </table:table-cell>
          <table:table-cell office:value-type="string" calcext:value-type="string">
            <text:p>201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9736" calcext:value-type="float">
            <text:p>86.2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Walcott Quad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992" calcext:value-type="float">
            <text:p>86.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Walcott Quad</text:p>
          </table:table-cell>
          <table:table-cell office:value-type="string" calcext:value-type="string">
            <text:p>200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768" calcext:value-type="float">
            <text:p>84.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Walcott Quad</text:p>
          </table:table-cell>
          <table:table-cell office:value-type="string" calcext:value-type="string">
            <text:p>2006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8576" calcext:value-type="float">
            <text:p>84.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Walcott Quad</text:p>
          </table:table-cell>
          <table:table-cell office:value-type="string" calcext:value-type="string">
            <text:p>200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816" calcext:value-type="float">
            <text:p>84.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Walcott Quad</text:p>
          </table:table-cell>
          <table:table-cell office:value-type="string" calcext:value-type="string">
            <text:p>200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49184" calcext:value-type="float">
            <text:p>84.1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Walcott Quad</text:p>
          </table:table-cell>
          <table:table-cell office:value-type="string" calcext:value-type="string">
            <text:p>200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34528" calcext:value-type="float">
            <text:p>84.2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Walcott Quad</text:p>
          </table:table-cell>
          <table:table-cell office:value-type="string" calcext:value-type="string">
            <text:p>200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41664" calcext:value-type="float">
            <text:p>84.9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Walcott Quad</text:p>
          </table:table-cell>
          <table:table-cell office:value-type="string" calcext:value-type="string">
            <text:p>200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Walcott Quad</text:p>
          </table:table-cell>
          <table:table-cell office:value-type="string" calcext:value-type="string">
            <text:p>200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Walcott Quad</text:p>
          </table:table-cell>
          <table:table-cell office:value-type="string" calcext:value-type="string">
            <text:p>199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8868" calcext:value-type="float">
            <text:p>84.6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Walcott Quad</text:p>
          </table:table-cell>
          <table:table-cell office:value-type="string" calcext:value-type="string">
            <text:p>199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Walcott Quad</text:p>
          </table:table-cell>
          <table:table-cell office:value-type="string" calcext:value-type="string">
            <text:p>199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56064" calcext:value-type="float">
            <text:p>85.8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Walcott Quad</text:p>
          </table:table-cell>
          <table:table-cell office:value-type="string" calcext:value-type="string">
            <text:p>199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7448" calcext:value-type="float">
            <text:p>85.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Walcott Quad</text:p>
          </table:table-cell>
          <table:table-cell office:value-type="string" calcext:value-type="string">
            <text:p>199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384" calcext:value-type="float">
            <text:p>84.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Walcott Quad</text:p>
          </table:table-cell>
          <table:table-cell office:value-type="string" calcext:value-type="string">
            <text:p>199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78112" calcext:value-type="float">
            <text:p>85.4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Walcott Quad</text:p>
          </table:table-cell>
          <table:table-cell office:value-type="string" calcext:value-type="string">
            <text:p>1990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27336" calcext:value-type="float">
            <text:p>86.1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Walcott Quad</text:p>
          </table:table-cell>
          <table:table-cell office:value-type="string" calcext:value-type="string">
            <text:p>198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856" calcext:value-type="float">
            <text:p>83.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Walcott Quad</text:p>
          </table:table-cell>
          <table:table-cell office:value-type="string" calcext:value-type="string">
            <text:p>1988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55024" calcext:value-type="float">
            <text:p>85.1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Walcott Quad</text:p>
          </table:table-cell>
          <table:table-cell office:value-type="string" calcext:value-type="string">
            <text:p>1987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7152" calcext:value-type="float">
            <text:p>85.4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Walcott Quad</text:p>
          </table:table-cell>
          <table:table-cell office:value-type="string" calcext:value-type="string">
            <text:p>1986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1728" calcext:value-type="float">
            <text:p>84.6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Walcott Quad</text:p>
          </table:table-cell>
          <table:table-cell office:value-type="string" calcext:value-type="string">
            <text:p>198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24088" calcext:value-type="float">
            <text:p>84.5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Walcott Quad</text:p>
          </table:table-cell>
          <table:table-cell office:value-type="string" calcext:value-type="string">
            <text:p>197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21296" calcext:value-type="float">
            <text:p>83.5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901</text:p>
          </table:table-cell>
          <table:table-cell office:value-type="string" calcext:value-type="string">
            <text:p>Walcott Quad</text:p>
          </table:table-cell>
          <table:table-cell office:value-type="string" calcext:value-type="string">
            <text:p>1976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1776" calcext:value-type="float">
            <text:p>83.5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